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ilFilter.Tail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ilFilter.tailFilter( String lin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ailFilter.get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ilFilter.r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ilFilter.setSkip( final long sk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ilFilter.getSk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ilFilter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ilFilter.setLines( final long 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ilFilter.TailFilter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ilFilter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